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7a42af" officeooo:paragraph-rsid="007a42af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8pt" fo:language="it" fo:country="IT" fo:font-style="normal" officeooo:rsid="000342c3" officeooo:paragraph-rsid="000342c3" fo:background-color="transparent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8pt" fo:language="it" fo:country="IT" fo:font-style="normal" officeooo:rsid="000342c3" officeooo:paragraph-rsid="000342c3" fo:background-color="transparent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32pt" fo:language="it" fo:country="IT" fo:font-style="normal" officeooo:rsid="000342c3" officeooo:paragraph-rsid="000342c3" fo:background-color="transparent" style:font-size-asian="32pt" style:font-style-asian="normal" style:font-size-complex="32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20pt" fo:language="it" fo:country="IT" fo:font-style="normal" officeooo:rsid="000342c3" officeooo:paragraph-rsid="000342c3" fo:background-color="transparent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Trebuchet MS" fo:font-size="18pt" fo:language="it" fo:country="IT" officeooo:rsid="000342c3" officeooo:paragraph-rsid="000342c3" style:font-size-asian="15.75pt" style:font-size-complex="18pt"/>
    </style:style>
    <style:style style:name="P7" style:family="paragraph" style:parent-style-name="Standard">
      <style:text-properties fo:language="it" fo:country="IT"/>
    </style:style>
    <style:style style:name="P8" style:family="paragraph" style:parent-style-name="Standard">
      <style:text-properties fo:language="it" fo:country="IT" style:language-asian="zxx" style:country-asian="none" style:language-complex="zxx" style:country-complex="none"/>
    </style:style>
    <style:style style:name="P9" style:family="paragraph" style:parent-style-name="Standard">
      <style:text-properties fo:language="it" fo:country="IT" officeooo:rsid="007a42af"/>
    </style:style>
    <style:style style:name="P10" style:family="paragraph" style:parent-style-name="Standard">
      <style:text-properties fo:language="it" fo:country="IT" fo:font-style="normal" officeooo:rsid="0013baeb" fo:background-color="#f7faff" style:font-style-asian="normal" style:font-style-complex="normal"/>
    </style:style>
    <style:style style:name="P11" style:family="paragraph" style:parent-style-name="Standard">
      <style:text-properties fo:language="it" fo:country="IT" fo:font-style="normal" officeooo:rsid="007bda88" fo:background-color="#f7faff" style:font-style-asian="normal" style:font-style-complex="normal"/>
    </style:style>
    <style:style style:name="P12" style:family="paragraph" style:parent-style-name="Standard">
      <style:text-properties fo:language="it" fo:country="IT" fo:font-style="normal" officeooo:rsid="007bda88" officeooo:paragraph-rsid="007bda88" fo:background-color="#f7faff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rebuchet MS" fo:language="it" fo:country="IT" officeooo:rsid="000342c3" officeooo:paragraph-rsid="000342c3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8pt" fo:language="it" fo:country="IT" officeooo:rsid="000342c3" officeooo:paragraph-rsid="000342c3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18pt" fo:language="it" fo:country="IT" officeooo:rsid="000342c3" officeooo:paragraph-rsid="000342c3" style:font-size-asian="15.75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28pt" fo:language="it" fo:country="IT" officeooo:rsid="000342c3" officeooo:paragraph-rsid="000342c3" style:font-size-asian="28pt" style:font-size-complex="28pt"/>
    </style:style>
    <style:style style:name="P17" style:family="paragraph" style:parent-style-name="Standard">
      <style:paragraph-properties fo:text-align="center" style:justify-single-word="false"/>
      <style:text-properties fo:color="#1c1c1c" style:font-name="Arial" fo:font-size="18pt" fo:language="it" fo:country="IT" officeooo:rsid="000342c3" officeooo:paragraph-rsid="000342c3" style:font-size-asian="18pt" style:font-size-complex="18pt"/>
    </style:style>
    <style:style style:name="P18" style:family="paragraph" style:parent-style-name="Standard">
      <style:text-properties fo:font-size="28pt" fo:language="it" fo:country="IT" style:font-size-asian="28pt" style:font-size-complex="28pt"/>
    </style:style>
    <style:style style:name="P19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22" style:family="paragraph" style:parent-style-name="Text_20_body">
      <style:text-properties officeooo:paragraph-rsid="007a42af"/>
    </style:style>
    <style:style style:name="P23" style:family="paragraph" style:parent-style-name="Text_20_body">
      <style:text-properties fo:font-style="normal" officeooo:rsid="007c194f" officeooo:paragraph-rsid="007c194f" style:font-style-asian="normal" style:font-style-complex="normal"/>
    </style:style>
    <style:style style:name="P24" style:family="paragraph" style:parent-style-name="Text_20_body">
      <style:text-properties fo:font-style="normal" officeooo:rsid="007d5e18" officeooo:paragraph-rsid="007d5e18" style:font-style-asian="normal" style:font-style-complex="normal"/>
    </style:style>
    <style:style style:name="P25" style:family="paragraph" style:parent-style-name="Text_20_body">
      <style:text-properties officeooo:rsid="007fbcc4" officeooo:paragraph-rsid="007fbcc4"/>
    </style:style>
    <style:style style:name="P26" style:family="paragraph" style:parent-style-name="Text_20_body">
      <style:text-properties officeooo:paragraph-rsid="007fbcc4"/>
    </style:style>
    <style:style style:name="P27" style:family="paragraph" style:parent-style-name="Text_20_body">
      <style:text-properties officeooo:rsid="00822dac" officeooo:paragraph-rsid="00822dac"/>
    </style:style>
    <style:style style:name="P28" style:family="paragraph" style:parent-style-name="Text_20_body">
      <style:text-properties officeooo:rsid="0083d03f" officeooo:paragraph-rsid="0083d03f"/>
    </style:style>
    <style:style style:name="P29" style:family="paragraph" style:parent-style-name="Text_20_body">
      <style:text-properties fo:color="#000000" style:text-underline-style="solid" style:text-underline-width="auto" style:text-underline-color="font-color" fo:font-weight="bold" officeooo:rsid="0085404f" officeooo:paragraph-rsid="0085404f" fo:background-color="#ffff00" style:font-weight-asian="bold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officeooo:paragraph-rsid="00822dac"/>
    </style:style>
    <style:style style:name="P31" style:family="paragraph" style:parent-style-name="Heading_20_2">
      <style:text-properties officeooo:rsid="007fbcc4" officeooo:paragraph-rsid="007fbcc4"/>
    </style:style>
    <style:style style:name="P32" style:family="paragraph" style:parent-style-name="Heading_20_2">
      <style:text-properties officeooo:rsid="008b3fde" officeooo:paragraph-rsid="008b3fde"/>
    </style:style>
    <style:style style:name="P33" style:family="paragraph" style:parent-style-name="Standard" style:list-style-name="L1">
      <style:text-properties fo:language="it" fo:country="IT" fo:font-style="normal" fo:font-weight="bold" officeooo:rsid="007bda88" officeooo:paragraph-rsid="007bda88" fo:background-color="#f7faff" style:font-style-asian="normal" style:font-weight-asian="bold" style:font-style-complex="normal" style:font-weight-complex="bold"/>
    </style:style>
    <style:style style:name="P34" style:family="paragraph" style:parent-style-name="Heading_20_1">
      <style:text-properties fo:language="it" fo:country="IT"/>
    </style:style>
    <style:style style:name="P35" style:family="paragraph" style:parent-style-name="Heading_20_1">
      <style:text-properties officeooo:rsid="0073dc58" officeooo:paragraph-rsid="0073dc58"/>
    </style:style>
    <style:style style:name="P36" style:family="paragraph" style:parent-style-name="Heading_20_1">
      <style:text-properties officeooo:rsid="007a42af" officeooo:paragraph-rsid="007a42af"/>
    </style:style>
    <style:style style:name="P37" style:family="paragraph" style:parent-style-name="Heading_20_1">
      <style:text-properties officeooo:paragraph-rsid="007a42af"/>
    </style:style>
    <style:style style:name="P38" style:family="paragraph" style:parent-style-name="Text_20_body" style:list-style-name="L2">
      <style:text-properties fo:font-style="normal" officeooo:rsid="007c194f" officeooo:paragraph-rsid="007c194f" style:font-style-asian="normal" style:font-style-complex="normal"/>
    </style:style>
    <style:style style:name="P39" style:family="paragraph" style:parent-style-name="Text_20_body" style:list-style-name="L2">
      <style:text-properties fo:font-style="normal" officeooo:rsid="007c194f" officeooo:paragraph-rsid="007d5e18" style:font-style-asian="normal" style:font-style-complex="normal"/>
    </style:style>
    <style:style style:name="P40" style:family="paragraph" style:parent-style-name="Text_20_body" style:list-style-name="L2">
      <style:text-properties fo:font-style="normal" officeooo:rsid="007d5e18" officeooo:paragraph-rsid="007d5e18" style:font-style-asian="normal" style:font-style-complex="normal"/>
    </style:style>
    <style:style style:name="P41" style:family="paragraph" style:parent-style-name="Text_20_body">
      <style:text-properties fo:font-weight="normal" officeooo:rsid="007fbcc4" officeooo:paragraph-rsid="007fbcc4" style:font-weight-asian="normal" style:font-weight-complex="normal"/>
    </style:style>
    <style:style style:name="P42" style:family="paragraph" style:parent-style-name="Text_20_body">
      <style:text-properties fo:font-weight="normal" officeooo:rsid="0080bf69" officeooo:paragraph-rsid="0080bf69" style:font-weight-asian="normal" style:font-weight-complex="normal"/>
    </style:style>
    <style:style style:name="P43" style:family="paragraph" style:parent-style-name="Text_20_body">
      <style:text-properties fo:font-weight="normal" officeooo:rsid="0083d03f" officeooo:paragraph-rsid="0083d03f" style:font-weight-asian="normal" style:font-weight-complex="normal"/>
    </style:style>
    <style:style style:name="P44" style:family="paragraph" style:parent-style-name="Text_20_body">
      <style:text-properties fo:font-weight="normal" officeooo:rsid="0086e6fc" officeooo:paragraph-rsid="0086e6fc" style:font-weight-asian="normal" style:font-weight-complex="normal"/>
    </style:style>
    <style:style style:name="P45" style:family="paragraph" style:parent-style-name="Text_20_body">
      <style:text-properties fo:font-weight="normal" officeooo:rsid="0088d5ad" officeooo:paragraph-rsid="0088d5ad" style:font-weight-asian="normal" style:font-weight-complex="normal"/>
    </style:style>
    <style:style style:name="P46" style:family="paragraph" style:parent-style-name="Text_20_body" style:list-style-name="L4">
      <style:text-properties fo:font-weight="normal" officeooo:rsid="0088d5ad" officeooo:paragraph-rsid="0088d5ad" style:font-weight-asian="normal" style:font-weight-complex="normal"/>
    </style:style>
    <style:style style:name="P47" style:family="paragraph" style:parent-style-name="Text_20_body">
      <style:text-properties fo:font-weight="normal" officeooo:rsid="008b3fde" officeooo:paragraph-rsid="008b3fde" style:font-weight-asian="normal" style:font-weight-complex="normal"/>
    </style:style>
    <style:style style:name="P48" style:family="paragraph" style:parent-style-name="Text_20_body">
      <style:text-properties fo:font-weight="normal" officeooo:rsid="008f4f92" officeooo:paragraph-rsid="008f4f92" style:font-weight-asian="normal" style:font-weight-complex="normal"/>
    </style:style>
    <style:style style:name="P49" style:family="paragraph" style:parent-style-name="Text_20_body" style:list-style-name="L4">
      <style:text-properties fo:font-weight="normal" officeooo:rsid="008a3388" officeooo:paragraph-rsid="008a3388" style:font-weight-asian="normal" style:font-weight-complex="normal"/>
    </style:style>
    <style:style style:name="P50" style:family="paragraph" style:parent-style-name="Text_20_body" style:list-style-name="L3">
      <style:text-properties fo:font-weight="bold" officeooo:rsid="0083d03f" officeooo:paragraph-rsid="0083d03f" style:font-weight-asian="bold" style:font-weight-complex="bold"/>
    </style:style>
    <style:style style:name="P51" style:family="paragraph" style:parent-style-name="Text_20_body">
      <style:text-properties fo:font-weight="bold" officeooo:rsid="008a3388" officeooo:paragraph-rsid="008a3388" style:font-weight-asian="bold" style:font-weight-complex="bold"/>
    </style:style>
    <style:style style:name="P52" style:family="paragraph" style:parent-style-name="Text_20_body">
      <style:text-properties fo:font-weight="bold" officeooo:rsid="008b3fde" officeooo:paragraph-rsid="008b3fde" style:font-weight-asian="bold" style:font-weight-complex="bold"/>
    </style:style>
    <style:style style:name="P53" style:family="paragraph" style:parent-style-name="Text_20_body" style:list-style-name="L5">
      <style:text-properties fo:font-weight="bold" officeooo:rsid="008f4f92" officeooo:paragraph-rsid="008f4f92" style:font-weight-asian="bold" style:font-weight-complex="bold"/>
    </style:style>
    <style:style style:name="P54" style:family="paragraph" style:parent-style-name="Text_20_body" style:list-style-name="L5">
      <style:text-properties fo:font-weight="bold" officeooo:rsid="008fa138" officeooo:paragraph-rsid="008fa138" style:font-weight-asian="bold" style:font-weight-complex="bold"/>
    </style:style>
    <style:style style:name="P55" style:family="paragraph" style:parent-style-name="Text_20_body" style:list-style-name="L5">
      <style:text-properties fo:font-weight="bold" officeooo:rsid="009054d5" officeooo:paragraph-rsid="009054d5" style:font-weight-asian="bold" style:font-weight-complex="bold"/>
    </style:style>
    <style:style style:name="P56" style:family="paragraph" style:parent-style-name="Text_20_body" style:list-style-name="L5">
      <style:text-properties fo:font-weight="bold" officeooo:rsid="0092f20c" officeooo:paragraph-rsid="0092f20c" style:font-weight-asian="bold" style:font-weight-complex="bold"/>
    </style:style>
    <style:style style:name="P57" style:family="paragraph" style:parent-style-name="Text_20_body">
      <style:text-properties fo:font-weight="bold" officeooo:rsid="0092f20c" officeooo:paragraph-rsid="0092f20c" style:font-weight-asian="bold" style:font-weight-complex="bold"/>
    </style:style>
    <style:style style:name="P58" style:family="paragraph">
      <style:paragraph-properties fo:text-align="start"/>
    </style:style>
    <style:style style:name="P59" style:family="paragraph">
      <loext:graphic-properties draw:fill="solid" draw:fill-color="#dddddd"/>
      <style:paragraph-properties fo:text-align="start"/>
      <style:text-properties style:font-name="Liberation Mono" fo:font-size="10.5pt" style:font-size-asian="10.5pt" style:font-size-complex="10.5pt"/>
    </style:style>
    <style:style style:name="P60" style:family="paragraph">
      <style:text-properties style:font-name="Liberation Mono" fo:font-size="10.5pt" style:font-size-asian="10.5pt" style:font-size-complex="10.5pt"/>
    </style:style>
    <style:style style:name="P61" style:family="paragraph">
      <loext:graphic-properties draw:fill="solid" draw:fill-color="#dddddd"/>
      <style:text-properties style:font-name="Liberation Mono" fo:font-size="10.5pt" style:font-size-asian="10.5pt" style:font-size-complex="10.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text-line-through-style="none" style:text-line-through-type="none" style:font-name="Arial3" style:text-underline-style="none" fo:font-weight="normal" style:text-blinking="false"/>
    </style:style>
    <style:style style:name="T4" style:family="text">
      <style:text-properties officeooo:rsid="007a42a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d5e1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fa138" style:font-weight-asian="normal" style:font-weight-complex="normal"/>
    </style:style>
    <style:style style:name="T9" style:family="text">
      <style:text-properties fo:font-weight="normal" officeooo:rsid="009054d5" style:font-weight-asian="normal" style:font-weight-complex="normal"/>
    </style:style>
    <style:style style:name="T10" style:family="text">
      <style:text-properties officeooo:rsid="008772e8"/>
    </style:style>
    <style:style style:name="T11" style:family="text">
      <style:text-properties officeooo:rsid="008a3388"/>
    </style:style>
    <style:style style:name="T12" style:family="text">
      <style:text-properties officeooo:rsid="008fa138"/>
    </style:style>
    <style:style style:name="T13" style:family="text">
      <style:text-properties officeooo:rsid="009054d5"/>
    </style:style>
    <style:style style:name="T14" style:family="text">
      <style:text-properties style:font-name="Liberation Mono" fo:font-size="10.5pt" style:font-size-asian="10.5pt" style:font-size-complex="10.5pt"/>
    </style:style>
    <style:style style:name="T15" style:family="text">
      <style:text-properties fo:color="#800000" style:font-name="Liberation Mono" fo:font-size="10.5pt" fo:font-weight="bold" style:font-size-asian="10.5pt" style:font-weight-asian="bold" style:font-size-complex="10.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4.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3"/>
      <text:p text:style-name="P13"/>
      <text:p text:style-name="P13"/>
      <text:p text:style-name="P14"/>
      <text:p text:style-name="P14"/>
      <text:p text:style-name="P14"/>
      <text:p text:style-name="P17"/>
      <text:p text:style-name="P2">Esame di</text:p>
      <text:p text:style-name="P4"><text:bookmark text:name="docs-internal-guid-7c019adf-69fa-fcfb-66c4-9ab574bf6e9b"/><text:span text:style-name="T3">Ingegneria della conoscenza e sistemi esperti</text:span> </text:p>
      <text:p text:style-name="P4"/>
      <text:p text:style-name="P5">prof. <text:span text:style-name="T4">Floriana Esposito</text:span></text:p>
      <text:p text:style-name="P3"/>
      <text:p text:style-name="P3"/>
      <text:p text:style-name="P3"/>
      <text:p text:style-name="P3"/>
      <text:p text:style-name="P2"><text:bookmark text:name="docs-internal-guid-8913e707-69fb-300d-3168-ab1cd02b4c9d"/><text:span text:style-name="T3">Sistema esperto per la diagnosi di guasti hardware in un computer</text:span> </text:p>
      <text:p text:style-name="P2"/>
      <text:p text:style-name="P2"/>
      <text:p text:style-name="P2"/>
      <text:p text:style-name="P2"/>
      <text:p text:style-name="P2"/>
      <text:p text:style-name="P2">Studente: Giuseppe Perniola, mat. 542844</text:p>
      <text:p text:style-name="P6"/>
      <text:p text:style-name="P15"/>
      <text:p text:style-name="P15"/>
      <text:p text:style-name="P15"/>
      <text:p text:style-name="P16"/>
      <text:p text:style-name="P18"/>
      <text:p text:style-name="P7"/>
      <text:p text:style-name="P7"/>
      <text:p text:style-name="P7"/>
      <text:p text:style-name="P7"><text:soft-page-break/></text:p>
      <text:h text:style-name="P34" text:outline-level="1"><text:bookmark-start text:name="__RefHeading___Toc5909_2006763530"/>Indice<text:bookmark-end text:name="__RefHeading___Toc5909_2006763530"/></text:h>
      <text:p text:style-name="P7"/>
      <text:p text:style-name="P7"/>
      <text:p text:style-name="P7"/>
      <text:table-of-content text:style-name="Sect1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/>
          <text:p text:style-name="P20"><text:a xlink:type="simple" xlink:href="#__RefHeading___Toc10890_2089021351" text:style-name="Index_20_Link" text:visited-style-name="Index_20_Link"><text:span text:style-name="T2">Introduzione</text:span></text:a><text:a xlink:type="simple" xlink:href="#__RefHeading___Toc10890_2089021351" text:style-name="Index_20_Link" text:visited-style-name="Index_20_Link"><text:span text:style-name="T1"><text:tab/>2</text:span></text:a></text:p>
          <text:p text:style-name="P20"><text:a xlink:type="simple" xlink:href="#__RefHeading___Toc2205_475846119" text:style-name="Index_20_Link" text:visited-style-name="Index_20_Link"><text:span text:style-name="T2">Presentazione della sezione indagini</text:span></text:a><text:a xlink:type="simple" xlink:href="#__RefHeading___Toc2205_475846119" text:style-name="Index_20_Link" text:visited-style-name="Index_20_Link"><text:span text:style-name="T1"><text:tab/>3</text:span></text:a></text:p>
          <text:p text:style-name="P19"><text:a xlink:type="simple" xlink:href="#__RefHeading___Toc2207_475846119" text:style-name="Index_20_Link" text:visited-style-name="Index_20_Link"><text:span text:style-name="T1">Diario indagini diagnostiche<text:tab/>4</text:span></text:a></text:p>
          <text:p text:style-name="P19"><text:a xlink:type="simple" xlink:href="#__RefHeading___Toc2209_475846119" text:style-name="Index_20_Link" text:visited-style-name="Index_20_Link"><text:span text:style-name="T1">Form di inserimento nuova indagine<text:tab/>5</text:span></text:a></text:p>
          <text:p text:style-name="P19"><text:a xlink:type="simple" xlink:href="#__RefHeading___Toc2211_475846119" text:style-name="Index_20_Link" text:visited-style-name="Index_20_Link"><text:span text:style-name="T1">Centri indagini diagnostiche<text:tab/>8</text:span></text:a></text:p>
          <text:p text:style-name="P20"><text:a xlink:type="simple" xlink:href="#__RefHeading___Toc2213_475846119" text:style-name="Index_20_Link" text:visited-style-name="Index_20_Link"><text:span text:style-name="T2">Accesso dalla sezione diagnosi</text:span></text:a><text:a xlink:type="simple" xlink:href="#__RefHeading___Toc2213_475846119" text:style-name="Index_20_Link" text:visited-style-name="Index_20_Link"><text:span text:style-name="T1"><text:tab/>9</text:span></text:a></text:p>
          <text:p text:style-name="P20"><text:a xlink:type="simple" xlink:href="#__RefHeading___Toc5911_2006763530" text:style-name="Index_20_Link" text:visited-style-name="Index_20_Link"><text:span text:style-name="T2">Modifiche al database</text:span></text:a><text:a xlink:type="simple" xlink:href="#__RefHeading___Toc5911_2006763530" text:style-name="Index_20_Link" text:visited-style-name="Index_20_Link"><text:span text:style-name="T1"><text:tab/>10</text:span></text:a></text:p>
          <text:p text:style-name="P20"><text:a xlink:type="simple" xlink:href="#__RefHeading___Toc5913_2006763530" text:style-name="Index_20_Link" text:visited-style-name="Index_20_Link"><text:span text:style-name="T2">Modifiche al file utility.php</text:span></text:a><text:a xlink:type="simple" xlink:href="#__RefHeading___Toc5913_2006763530" text:style-name="Index_20_Link" text:visited-style-name="Index_20_Link"><text:span text:style-name="T1"><text:tab/>12</text:span></text:a></text:p>
          <text:p text:style-name="P20"><text:a xlink:type="simple" xlink:href="#__RefHeading___Toc5915_2006763530" text:style-name="Index_20_Link" text:visited-style-name="Index_20_Link"><text:span text:style-name="T2">Modifiche alla sezione files</text:span></text:a><text:a xlink:type="simple" xlink:href="#__RefHeading___Toc5915_2006763530" text:style-name="Index_20_Link" text:visited-style-name="Index_20_Link"><text:span text:style-name="T1"><text:tab/>14</text:span></text:a></text:p>
          <text:p text:style-name="P19"><text:a xlink:type="simple" xlink:href="#__RefHeading___Toc5917_2006763530" text:style-name="Index_20_Link" text:visited-style-name="Index_20_Link"><text:span text:style-name="T1">template_page_files.php<text:tab/>15</text:span></text:a></text:p>
          <text:p text:style-name="P19"><text:a xlink:type="simple" xlink:href="#__RefHeading___Toc5919_2006763530" text:style-name="Index_20_Link" text:visited-style-name="Index_20_Link"><text:span text:style-name="T1">configFiles.php<text:tab/>15</text:span></text:a></text:p>
          <text:p text:style-name="P19"><text:a xlink:type="simple" xlink:href="#__RefHeading___Toc5921_2006763530" text:style-name="Index_20_Link" text:visited-style-name="Index_20_Link"><text:span text:style-name="T1">funzioniFiles.php<text:tab/>16</text:span></text:a></text:p>
          <text:p text:style-name="P19"><text:a xlink:type="simple" xlink:href="#__RefHeading___Toc5923_2006763530" text:style-name="Index_20_Link" text:visited-style-name="Index_20_Link"><text:span text:style-name="T1">uploadFiles.php<text:tab/>16</text:span></text:a></text:p>
          <text:p text:style-name="P20"><text:a xlink:type="simple" xlink:href="#__RefHeading___Toc2215_475846119" text:style-name="Index_20_Link" text:visited-style-name="Index_20_Link"><text:span text:style-name="T2">Indagini.php</text:span></text:a><text:a xlink:type="simple" xlink:href="#__RefHeading___Toc2215_475846119" text:style-name="Index_20_Link" text:visited-style-name="Index_20_Link"><text:span text:style-name="T1"><text:tab/>16</text:span></text:a></text:p>
          <text:p text:style-name="P19"><text:a xlink:type="simple" xlink:href="#__RefHeading___Toc2217_475846119" text:style-name="Index_20_Link" text:visited-style-name="Index_20_Link"><text:span text:style-name="T1">Recupero dati per costruzione tabelle indagine<text:tab/>17</text:span></text:a></text:p>
          <text:p text:style-name="P19"><text:a xlink:type="simple" xlink:href="#__RefHeading___Toc2219_475846119" text:style-name="Index_20_Link" text:visited-style-name="Index_20_Link"><text:span text:style-name="T1">Recupero dati per costruzione form e tabella centro indagini<text:tab/>18</text:span></text:a></text:p>
          <text:p text:style-name="P20"><text:a xlink:type="simple" xlink:href="#__RefHeading___Toc2221_475846119" text:style-name="Index_20_Link" text:visited-style-name="Index_20_Link"><text:span text:style-name="T2">Template_page_indagini.php</text:span></text:a><text:a xlink:type="simple" xlink:href="#__RefHeading___Toc2221_475846119" text:style-name="Index_20_Link" text:visited-style-name="Index_20_Link"><text:span text:style-name="T1"><text:tab/>19</text:span></text:a></text:p>
          <text:p text:style-name="P19"><text:a xlink:type="simple" xlink:href="#__RefHeading___Toc5925_2006763530" text:style-name="Index_20_Link" text:visited-style-name="Index_20_Link"><text:span text:style-name="T1">Controllo dell'accesso<text:tab/>20</text:span></text:a></text:p>
          <text:p text:style-name="P19"><text:a xlink:type="simple" xlink:href="#__RefHeading___Toc5927_2006763530" text:style-name="Index_20_Link" text:visited-style-name="Index_20_Link"><text:span text:style-name="T1">Recupero dei dati dalla pagina indagini.php<text:tab/>20</text:span></text:a></text:p>
          <text:p text:style-name="P19"><text:a xlink:type="simple" xlink:href="#__RefHeading___Toc5929_2006763530" text:style-name="Index_20_Link" text:visited-style-name="Index_20_Link"><text:span text:style-name="T1">Costruzione della pagina html<text:tab/>22</text:span></text:a></text:p>
          <text:p text:style-name="P20"><text:a xlink:type="simple" xlink:href="#__RefHeading___Toc2223_475846119" text:style-name="Index_20_Link" text:visited-style-name="Index_20_Link"><text:span text:style-name="T2">Indagini.js</text:span></text:a><text:a xlink:type="simple" xlink:href="#__RefHeading___Toc2223_475846119" text:style-name="Index_20_Link" text:visited-style-name="Index_20_Link"><text:span text:style-name="T1"><text:tab/>27</text:span></text:a></text:p>
          <text:p text:style-name="P19"><text:a xlink:type="simple" xlink:href="#__RefHeading___Toc5931_2006763530" text:style-name="Index_20_Link" text:visited-style-name="Index_20_Link"><text:span text:style-name="T1">Funzioni di validazione dei form<text:tab/>28</text:span></text:a></text:p>
          <text:p text:style-name="P19"><text:a xlink:type="simple" xlink:href="#__RefHeading___Toc5933_2006763530" text:style-name="Index_20_Link" text:visited-style-name="Index_20_Link"><text:span text:style-name="T1">La funzione document.ready e funzioni sui button dei form<text:tab/>30</text:span></text:a></text:p>
          <text:p text:style-name="P20"><text:a xlink:type="simple" xlink:href="#__RefHeading___Toc2225_475846119" text:style-name="Index_20_Link" text:visited-style-name="Index_20_Link"><text:span text:style-name="T2">NuovaIndagine.php</text:span></text:a><text:a xlink:type="simple" xlink:href="#__RefHeading___Toc2225_475846119" text:style-name="Index_20_Link" text:visited-style-name="Index_20_Link"><text:span text:style-name="T1"><text:tab/>33</text:span></text:a></text:p>
          <text:p text:style-name="P20"><text:a xlink:type="simple" xlink:href="#__RefHeading___Toc2227_475846119" text:style-name="Index_20_Link" text:visited-style-name="Index_20_Link"><text:span text:style-name="T2">ModificaIndagine.php</text:span></text:a><text:a xlink:type="simple" xlink:href="#__RefHeading___Toc2227_475846119" text:style-name="Index_20_Link" text:visited-style-name="Index_20_Link"><text:span text:style-name="T1"><text:tab/>34</text:span></text:a></text:p>
          <text:p text:style-name="P20"><text:a xlink:type="simple" xlink:href="#__RefHeading___Toc2229_475846119" text:style-name="Index_20_Link" text:visited-style-name="Index_20_Link"><text:span text:style-name="T2">EliminaIndagine.php</text:span></text:a><text:a xlink:type="simple" xlink:href="#__RefHeading___Toc2229_475846119" text:style-name="Index_20_Link" text:visited-style-name="Index_20_Link"><text:span text:style-name="T1"><text:tab/>35</text:span>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9"/>
      <text:h text:style-name="P35" text:outline-level="1"><text:bookmark-start text:name="__RefHeading___Toc10890_2089021351"/><text:soft-page-break/>Introduzione<text:bookmark-end text:name="__RefHeading___Toc10890_2089021351"/></text:h>
      <text:p text:style-name="P11"/>
      <text:p text:style-name="P11"/>
      <text:p text:style-name="P11"/>
      <text:p text:style-name="P11"/>
      <text:p text:style-name="P11"/>
      <text:list xml:id="list405970842" text:style-name="L1">
        <text:list-item>
          <text:p text:style-name="P33">Qual’è il dominio e il compito del sistema?</text:p>
        </text:list-item>
        <text:list-item>
          <text:p text:style-name="P33">Che esigenza c’è dell’interprete e della interlocuzione in tempo reale?</text:p>
        </text:list-item>
        <text:list-item>
          <text:p text:style-name="P33">Chi sono gli utenti?</text:p>
        </text:list-item>
        <text:list-item>
          <text:p text:style-name="P33">Il sistema è in grado di riconoscerli?</text:p>
        </text:list-item>
        <text:list-item>
          <text:p text:style-name="P33">Si potrebbe realizzare il sistema in un ambiente di programmazione tradizionale?</text:p>
        </text:list-item>
        <text:list-item>
          <text:p text:style-name="P33">La conoscenza è stabile, è incerta?</text:p>
        </text:list-item>
      </text:list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6" text:outline-level="1"><text:bookmark-start text:name="__RefHeading___Toc2235_475846119"/><text:soft-page-break/>Installazione ed uso del programma<text:bookmark-end text:name="__RefHeading___Toc2235_475846119"/></text:h>
      <text:p text:style-name="P23">Per utilizzare il programma, seguite i seguenti passi:</text:p>
      <text:list xml:id="list3628495265" text:style-name="L2">
        <text:list-item>
          <text:p text:style-name="P38">Aprite il file <text:span text:style-name="T5">"clipsIDE32.exe"</text:span> presente nella cartella principale.</text:p>
        </text:list-item>
        <text:list-item>
          <text:p text:style-name="P38">Dal menù a tendina <text:span text:style-name="T5">"File"</text:span>, selezionate la voce <text:span text:style-name="T5">"Load Batch..."</text:span></text:p>
        </text:list-item>
        <text:list-item>
          <text:p text:style-name="P38">Nella finestra che si aprirà selezionate il file <text:span text:style-name="T5">"run.bat"</text:span> presente nella cartella principale.</text:p>
        </text:list-item>
      </text:list>
      <text:p text:style-name="P24">Il programma dovrebbe essere pronto e mostrare sin da subito la prima domanda.</text:p>
      <text:p text:style-name="P24"/>
      <text:p text:style-name="P24"><text:span text:style-name="T7">Alternativamente</text:span>, è possibile avviare il programma senza utilizzare il file .bat seguendo queste istruzioni:</text:p>
      <text:list xml:id="list190328782637941" text:continue-numbering="true" text:style-name="L2">
        <text:list-item>
          <text:p text:style-name="P39">Aprite il file <text:span text:style-name="T5">"clipsIDE32.exe"</text:span> presente nella cartella principale.</text:p>
        </text:list-item>
        <text:list-item>
          <text:p text:style-name="P39">Dal menù a tendina <text:span text:style-name="T5">"File"</text:span>, selezionate la voce <text:span text:style-name="T5">"Load..."</text:span></text:p>
        </text:list-item>
        <text:list-item>
          <text:p text:style-name="P39">Nella finestra che si aprirà selezionate il file <text:span text:style-name="T5">"</text:span><text:span text:style-name="T6">main.clp</text:span><text:span text:style-name="T5">"</text:span> presente nella cartella principale.</text:p>
        </text:list-item>
        <text:list-item>
          <text:p text:style-name="P40">Eseguire il comando <text:span text:style-name="T5">(reset)</text:span> .</text:p>
        </text:list-item>
        <text:list-item>
          <text:p text:style-name="P40">Eseguire il comando <text:span text:style-name="T5">(run) </text:span>. </text:p>
        </text:list-item>
      </text:list>
      <text:h text:style-name="P37" text:outline-level="1"/>
      <text:h text:style-name="P36" text:outline-level="1"/>
      <text:h text:style-name="P36" text:outline-level="1"/>
      <text:h text:style-name="P36" text:outline-level="1"/>
      <text:h text:style-name="P36" text:outline-level="1">Struttura del programma</text:h>
      <text:p text:style-name="P22"/>
      <text:p text:style-name="Text_20_body"/>
      <text:p text:style-name="Text_20_body"/>
      <text:p text:style-name="Text_20_body"/>
      <text:p text:style-name="Text_20_body"/>
      <text:h text:style-name="P36" text:outline-level="1"><text:soft-page-break/>Struttura e contenuto dei files</text:h>
      <text:h text:style-name="P31" text:outline-level="2">Il file "main.clp"</text:h>
      <text:p text:style-name="P44">Il file <text:span text:style-name="T5">main.clp </text:span>è il file principale che dev'essere caricato su CLIPS per avviare il programma. <text:span text:style-name="T10">Si occupa del caricamento in memoria degli altri files del programma, individuare le domande da porre all'utente, gestire la fase di ricerca delle possibili diagnosi e il passaggio del controllo agli altri moduli del programma.</text:span></text:p>
      <text:p text:style-name="P45">Il file contiene:</text:p>
      <text:list xml:id="list830416844" text:style-name="L4">
        <text:list-item>
          <text:p text:style-name="P46">Template<text:span text:style-name="T11">s per le strutture utilizzate (nodo, domanda, diagnosi, soluzione)</text:span></text:p>
        </text:list-item>
        <text:list-item>
          <text:p text:style-name="P49">Regole e funzioni per individuare e chiedere domande all'utente</text:p>
        </text:list-item>
        <text:list-item>
          <text:p text:style-name="P49">Regole per inferire le diagnosi partendo dalle informazioni dell'utente</text:p>
        </text:list-item>
        <text:list-item>
          <text:p text:style-name="P49">Regole e funzioni per la gestione dei fattori di certezza</text:p>
        </text:list-item>
      </text:list>
      <text:p text:style-name="P51"/>
      <text:h text:style-name="P32" text:outline-level="2">Templates utilizzati</text:h>
      <text:p text:style-name="P52">Il template "nodo"</text:p>
      <text:p text:style-name="P52"><draw:frame text:anchor-type="paragraph" draw:z-index="1" draw:name="Forma2" draw:style-name="gr2" draw:text-style-name="P61" svg:width="18.178cm" svg:height="4.71cm" svg:x="-0.062cm" svg:y="0.196cm"><draw:text-box><text:p text:style-name="P60"><text:span text:style-name="T14"><text:s text:c="2"/></text:span></text:p><text:p text:style-name="P60"><text:span text:style-name="T14"><text:s text:c="2"/></text:span><text:span text:style-name="T14">(</text:span><text:span text:style-name="T15">deftemplate</text:span><text:span text:style-name="T14"> nodo</text:span></text:p><text:p text:style-name="P60"><text:span text:style-name="T14"><text:s text:c="4"/></text:span><text:span text:style-name="T14">(</text:span><text:span text:style-name="T15">slot</text:span><text:span text:style-name="T14"> </text:span><text:span text:style-name="T14"><text:tab/></text:span><text:span text:style-name="T14"><text:tab/></text:span><text:span text:style-name="T14">id-nodo </text:span><text:span text:style-name="T14"><text:tab/></text:span><text:span text:style-name="T14"> <text:s text:c="2"/>(default-dynamic (next-id)))</text:span></text:p><text:p text:style-name="P60"><text:span text:style-name="T14"><text:s text:c="4"/></text:span><text:span text:style-name="T14">(</text:span><text:span text:style-name="T15">slot</text:span><text:span text:style-name="T14"> </text:span><text:span text:style-name="T14"><text:tab/></text:span><text:span text:style-name="T14"><text:tab/></text:span><text:span text:style-name="T14">attivo <text:s/></text:span><text:span text:style-name="T14"><text:tab/></text:span><text:span text:style-name="T14"> <text:s text:c="2"/>(default TRUE))</text:span></text:p><text:p text:style-name="P60"><text:span text:style-name="T14"><text:s text:c="4"/></text:span><text:span text:style-name="T14">(</text:span><text:span text:style-name="T15">slot</text:span><text:span text:style-name="T14"> </text:span><text:span text:style-name="T14"><text:tab/></text:span><text:span text:style-name="T14"><text:tab/></text:span><text:span text:style-name="T14">nome <text:s text:c="3"/></text:span><text:span text:style-name="T14"><text:tab/></text:span><text:span text:style-name="T14"> <text:s text:c="2"/>(type SYMBOL))</text:span></text:p><text:p text:style-name="P60"><text:span text:style-name="T14"><text:s text:c="4"/></text:span><text:span text:style-name="T14">(</text:span><text:span text:style-name="T15">slot</text:span><text:span text:style-name="T14"> </text:span><text:span text:style-name="T14"><text:tab/></text:span><text:span text:style-name="T14"><text:tab/></text:span><text:span text:style-name="T14">valore <text:s/></text:span><text:span text:style-name="T14"><text:tab/></text:span><text:span text:style-name="T14"> <text:s text:c="2"/>(type SYMBOL))</text:span></text:p><text:p text:style-name="P60"><text:span text:style-name="T14"><text:s text:c="4"/></text:span><text:span text:style-name="T14">(</text:span><text:span text:style-name="T15">slot</text:span><text:span text:style-name="T14"> </text:span><text:span text:style-name="T14"><text:tab/></text:span><text:span text:style-name="T14"><text:tab/></text:span><text:span text:style-name="T14">certezza </text:span><text:span text:style-name="T14"><text:tab/></text:span><text:span text:style-name="T14"> <text:s text:c="2"/>(type FLOAT) (default 1.0))</text:span></text:p><text:p text:style-name="P60"><text:span text:style-name="T14"><text:s text:c="4"/></text:span><text:span text:style-name="T14">(</text:span><text:span text:style-name="T15">slot</text:span><text:span text:style-name="T14"> </text:span><text:span text:style-name="T14"><text:tab/></text:span><text:span text:style-name="T14"><text:tab/></text:span><text:span text:style-name="T14">sorgente-info (type SYMBOL) (default sistema))</text:span></text:p><text:p text:style-name="P60"><text:span text:style-name="T14"><text:s text:c="4"/></text:span><text:span text:style-name="T14">(</text:span><text:span text:style-name="T15">multislot</text:span><text:span text:style-name="T14"> </text:span><text:span text:style-name="T14"><text:tab/></text:span><text:span text:style-name="T14">nodo-padre </text:span><text:span text:style-name="T14"><text:tab/></text:span><text:span text:style-name="T14"> <text:s text:c="2"/>(type FACT-ADDRESS))</text:span></text:p><text:p text:style-name="P60"><text:span text:style-name="T14"><text:s text:c="4"/></text:span><text:span text:style-name="T14">(</text:span><text:span text:style-name="T15">slot</text:span><text:span text:style-name="T14"> </text:span><text:span text:style-name="T14"><text:tab/></text:span><text:span text:style-name="T14"><text:tab/></text:span><text:span text:style-name="T14">descrizione <text:s text:c="2"/>(type STRING) (default "placeholder"))</text:span></text:p><text:p text:style-name="P60"><text:span text:style-name="T14"><text:s text:c="2"/></text:span><text:span text:style-name="T14">)</text:span></text:p></draw:text-box></draw:frame></text:p>
      <text:p text:style-name="P52"/>
      <text:p text:style-name="P47"/>
      <text:p text:style-name="P47"/>
      <text:p text:style-name="P47"/>
      <text:p text:style-name="P47"/>
      <text:p text:style-name="P47"/>
      <text:p text:style-name="P47"/>
      <text:p text:style-name="P48">Questa è la struttura principale, utilizzata per rappresentare le informazioni sottoforma di fatti all'interno del programma. Segue una breve analisi dei campi:</text:p>
      <text:list xml:id="list4124202136" text:style-name="L5">
        <text:list-item>
          <text:p text:style-name="P53"><text:span text:style-name="T12">I</text:span>d-nodo: <text:span text:style-name="T7">Rappresenta un id univoco del nodo che consiste in un numero intero generato dalla funzione </text:span>next-id<text:span text:style-name="T7">. Ogni volta che in memoria viene dichiarato un nuovo fatto di tipo "nodo" questa funzione incrementa un contatore e assegna il nuovo valore come id del nodo.</text:span></text:p>
        </text:list-item>
        <text:list-item>
          <text:p text:style-name="P53">Attivo:<text:span text:style-name="T7"> Valore booleano, indica s</text:span><text:span text:style-name="T8">e è possibile utilizzare le informazioni del nodo per inferire nuova conoscenza.</text:span></text:p>
        </text:list-item>
        <text:list-item>
          <text:p text:style-name="P54">Nome <text:span text:style-name="T13">e Valore:</text:span><text:span text:style-name="T9"> Indicano il tipo di nodo e le informazioni in esse contenute.</text:span></text:p>
        </text:list-item>
        <text:list-item>
          <text:p text:style-name="P55">Certezza: <text:span text:style-name="T7">Indica il fattore di certezza delle informazioni contenute nel nodo, assume valori da -1 a 1.</text:span></text:p>
        </text:list-item>
        <text:list-item>
          <text:p text:style-name="P55">Sorgente-info:<text:span text:style-name="T7"> Indica se le informazioni presenti nel nodo sono state fornite direttamente dall'utente (rispondendo ad una domanda) oppure se sono state inferite dal sistema sulla base di altre informazioni.</text:span></text:p>
        </text:list-item>
        <text:list-item>
          <text:p text:style-name="P56">Nodo-padre: <text:span text:style-name="T7">Una lista che contiene gli id dei nodi "padre". Per nodi padre si intendono i fatti della parte sinistra della regola che hanno portato all'asserzione del nuovo nodo.</text:span></text:p>
        </text:list-item>
        <text:list-item>
          <text:p text:style-name="P56"><text:soft-page-break/>Descrizione: <text:span text:style-name="T7">Una stringa che rappresenta in linguaggio naturale le informazioni contenute nel nodo.</text:span></text:p>
        </text:list-item>
      </text:list>
      <text:p text:style-name="P57"><text:span text:style-name="T7"/></text:p>
      <text:p text:style-name="P57">I templates "Diagnosi" e "Soluzione"</text:p>
      <text:p text:style-name="P57"/>
      <text:p text:style-name="P57">Il template "Domanda"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31" text:outline-level="2">La cartella "data"</text:h>
      <text:p text:style-name="P25">La cartella data contiene tre files: <text:span text:style-name="T5">Domande.dat, Diagnosi.dat e Soluzioni.dat. </text:span><text:span text:style-name="T7">Questi files vengono caricati in CLIPS subito dopo il caricamento del file main e contengono una lista di tutte le domande, diagnosi e soluzioni che il programma gestisce, organizzate come "Fatti" di CLIPS.</text:span></text:p>
      <text:p text:style-name="P27">Un esempio di diagnosi:</text:p>
      <text:p text:style-name="P30"><draw:frame text:anchor-type="paragraph" draw:z-index="0" draw:name="Forma1" draw:style-name="gr1" draw:text-style-name="P59" svg:width="18.213cm" svg:height="2.594cm" svg:x="0.062cm" svg:y="0.042cm"><draw:text-box><text:p text:style-name="P58"><text:span text:style-name="T14">(</text:span><text:span text:style-name="T15">diagnosi</text:span><text:span text:style-name="T14"> </text:span></text:p><text:p text:style-name="P58"><text:span text:style-name="T14"><text:tab/></text:span><text:span text:style-name="T14">(</text:span><text:span text:style-name="T15">attributo</text:span><text:span text:style-name="T14"> guasto-vga)</text:span></text:p><text:p text:style-name="P58"><text:span text:style-name="T14"><text:s text:c="6"/></text:span><text:span text:style-name="T14">(</text:span><text:span text:style-name="T15">titolo</text:span><text:span text:style-name="T14"> "Guasto della scheda video")</text:span></text:p><text:p text:style-name="P58"><text:span text:style-name="T14"><text:s text:c="6"/></text:span><text:span text:style-name="T14">(</text:span><text:span text:style-name="T15">descrizione</text:span><text:span text:style-name="T14"> "La scheda video o alcune sue componenti potrebbero essere danneggiate.")</text:span></text:p><text:p text:style-name="P58"><text:span text:style-name="T14">)</text:span></text:p></draw:text-box></draw:frame></text:p>
      <text:p text:style-name="P41"/>
      <text:p text:style-name="P41"/>
      <text:p text:style-name="P42"/>
      <text:p text:style-name="P25"/>
      <text:p text:style-name="P28">Come possiamo vedere una "Diagnosi" ha tre campi:</text:p>
      <text:list xml:id="list1000977889" text:style-name="L3">
        <text:list-item>
          <text:p text:style-name="P50">Attributo <text:span text:style-name="T7">è una parola chiave che identifica la diagnosi all'interno delle regole del programma.</text:span></text:p>
        </text:list-item>
        <text:list-item>
          <text:p text:style-name="P50">Titolo e Descrizione <text:span text:style-name="T7">Sono stringhe che identificano e descrivono la diagnosi in linguaggio naturale, vengono utilizzate per l'interazione con l'utente.</text:span></text:p>
        </text:list-item>
      </text:list>
      <text:p text:style-name="P43">Per le soluzioni utilizziamo una struttura identica.</text:p>
      <text:p text:style-name="P43"/>
      <text:p text:style-name="P29">TODO: Esempio di domanda</text:p>
      <text:h text:style-name="P31" text:outline-level="2"><text:soft-page-break/></text:h>
      <text:h text:style-name="P31" text:outline-level="2"/>
      <text:h text:style-name="P31" text:outline-level="2">La cartella "moduli"</text:h>
      <text:p text:style-name="P26"/>
      <text:p text:style-name="P22"/>
      <text:h text:style-name="P36" text:outline-level="1"/>
      <text:h text:style-name="P36" text:outline-level="1">Esempi di sessione di lavoro</text:h>
      <text:p text:style-name="P22"/>
      <text:h text:style-name="P36" text:outline-level="1"/>
      <text:h text:style-name="P36" text:outline-level="1">Lista delle regole utilizza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family="Arial" style:font-style-name="Normale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1.5pt solid #0066cc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style:font-name="Arial1" fo:font-family="Arial" style:font-style-name="Normale" style:font-family-generic="swiss" style:font-pitch="variable" fo:font-size="14pt" fo:font-weight="normal" fo:background-color="transparen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hatch-solid="false"/>
      <style:paragraph-properties fo:margin-left="0cm" fo:margin-right="0cm" fo:margin-top="0.42cm" fo:margin-bottom="0.199cm" loext:contextual-spacing="false" fo:line-height="100%" fo:text-indent="0.499cm" style:auto-text-indent="false" style:page-number="auto" fo:padding="0.049cm" fo:border-left="none" fo:border-right="none" fo:border-top="none" fo:border-bottom="1.5pt solid #0066cc" style:shadow="none">
        <style:tab-stops/>
        <style:drop-cap/>
      </style:paragraph-properties>
      <style:text-properties fo:font-variant="small-caps" fo:color="#004586" style:text-outline="false" style:font-name="Arial2" fo:font-family="Arial" style:font-style-name="Grassetto" style:font-family-generic="swiss" style:font-pitch="variable" fo:font-size="190%" fo:letter-spacing="normal" fo:text-shadow="none" style:text-underline-style="none" fo:font-weight="bold" style:letter-kerning="false" style:text-blinking="false" fo:background-color="transparent" style:font-size-asian="130%" style:font-weight-asian="bold" style:font-size-complex="130%" style:font-weight-complex="bold" style:font-relief="none" text:display="tru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0.212cm" loext:contextual-spacing="false" fo:text-align="justify" style:justify-single-word="false" fo:text-indent="0cm" style:auto-text-indent="false" style:page-number="auto" fo:padding="0cm" fo:border="none">
        <style:tab-stops/>
      </style:paragraph-properties>
      <style:text-properties fo:font-variant="normal" fo:text-transform="none" fo:color="#004586" fo:font-size="60%" fo:font-weight="bold" fo:background-color="transparent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7a42af" officeooo:paragraph-rsid="007a42a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H54M53S</meta:editing-duration>
    <meta:editing-cycles>23</meta:editing-cycles>
    <meta:generator>LibreOffice/5.3.3.2$Windows_x86 LibreOffice_project/3d9a8b4b4e538a85e0782bd6c2d430bafe583448</meta:generator>
    <dc:date>2018-05-22T18:56:50.699000000</dc:date>
    <dc:title>FSEM - Indagini diagnostiche</dc:title>
    <meta:document-statistic meta:table-count="0" meta:image-count="0" meta:object-count="0" meta:page-count="7" meta:paragraph-count="84" meta:word-count="736" meta:character-count="4821" meta:non-whitespace-character-count="4193"/>
    <meta:user-defined meta:name="Info 1"/>
    <meta:user-defined meta:name="Info 2"/>
    <meta:user-defined meta:name="Info 3"/>
    <meta:user-defined meta:name="Info 4"/>
  </office:meta>
</office:document-meta>
</file>